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ubuntu@ubuntu:/home/hduser$ start-all.sh</text:p>
      <text:p text:style-name="Standard">This script is Deprecated. Instead use start-dfs.sh and start-yarn.sh</text:p>
      <text:p text:style-name="Standard">16/12/16 03:49:38 WARN util.NativeCodeLoader: Unable to load<text:s/>native-hadoop library for your platform... using builtin-java classes where applicable</text:p>
      <text:p text:style-name="Standard">Starting namenodes on [localhost]</text:p>
      <text:p text:style-name="Standard">The authenticity of host 'localhost (127.0.0.1)' can't be established.</text:p>
      <text:p text:style-name="Standard">ECDSA key fingerprint is SHA256:kIkHi/e+TZeiUq8deKkf9zKSpAo1otolvBq+r34M+Co.</text:p>
      <text:p text:style-name="Standard">Are you sure you want to continue connecting (yes/no)? y</text:p>
      <text:p text:style-name="Standard">Please type 'yes' or 'no': y</text:p>
      <text:p text:style-name="Standard">Please type 'yes' or 'no': y</text:p>
      <text:p text:style-name="Standard">Please type 'yes' or 'no': y</text:p>
      <text:p text:style-name="Standard">Please type 'yes' or 'no':</text:p>
      <text:p text:style-name="Standard">localhost: Host key verification failed.</text:p>
      <text:p text:style-name="Standard">The authenticity of host 'localhost (127.0.0.1)' can't be established.</text:p>
      <text:p text:style-name="Standard">ECDSA key fingerprint is SHA256:kIkHi/e+TZeiUq8deKkf9zKSpAo1otolvBq+r34M+Co.</text:p>
      <text:p text:style-name="Standard">Are you sure you want to continue connecting (yes/no)? y</text:p>
      <text:p text:style-name="Standard">Please type 'yes' or 'no': y</text:p>
      <text:p text:style-name="Standard">Please type 'yes' or 'no': y</text:p>
      <text:p text:style-name="Standard">Please type 'yes' or 'no': yes</text:p>
      <text:p text:style-name="Standard">localhost: Warning: Permanently added 'localhost' (ECDSA) to the list of known hosts.</text:p>
      <text:p text:style-name="Standard">ubuntu@localhost's password:</text:p>
      <text:p text:style-name="Standard">localhost: mkdir: cannot create directory ‘/usr/local/hadoop/logs’: Permission denied</text:p>
      <text:p text:style-name="Standard">localhost: chown: cannot access '/usr/local/hadoop/logs': No such file or directory</text:p>
      <text:p text:style-name="Standard">localhost: starting datanode, logging to /usr/local/hadoop/logs/hadoop-ubuntu-datanode-ubuntu.out</text:p>
      <text:p text:style-name="Standard">localhost: /usr/local/hadoop/sbin/hadoop-daemon.sh: line 159: /usr/local/hadoop/logs/hadoop-ubuntu-datanode-ubuntu.out: No such file or directory</text:p>
      <text:p text:style-name="Standard">localhost: head: cannot open '/usr/local/hadoop/logs/hadoop-ubuntu-datanode-ubuntu.out' for reading: No such file or directory</text:p>
      <text:p text:style-name="Standard">localhost: /usr/local/hadoop/sbin/hadoop-daemon.sh: line 177: /usr/local/hadoop/logs/hadoop-ubuntu-datanode-ubuntu.out: No such file or directory</text:p>
      <text:p text:style-name="Standard">localhost: /usr/local/hadoop/sbin/hadoop-daemon.sh: line 178: /usr/local/hadoop/logs/hadoop-ubuntu-datanode-ubuntu.out: No such file or directory</text:p>
      <text:p text:style-name="Standard">Starting secondary namenodes [0.0.0.0]</text:p>
      <text:p text:style-name="Standard">The authenticity of host '0.0.0.0 (0.0.0.0)' can't be established.</text:p>
      <text:p text:style-name="Standard">ECDSA key fingerprint is SHA256:kIkHi/e+TZeiUq8deKkf9zKSpAo1otolvBq+r34M+Co.</text:p>
      <text:p text:style-name="Standard">Are you sure you want to continue connecting (yes/no)? yes</text:p>
      <text:p text:style-name="Standard">0.0.0.0: Warning: Permanently added '0.0.0.0' (ECDSA) to the list of<text:s/>known hosts.</text:p>
      <text:p text:style-name="Standard">ubuntu@0.0.0.0's password:</text:p>
      <text:p text:style-name="Standard">0.0.0.0: mkdir: cannot create directory ‘/usr/local/hadoop/logs’: Permission denied</text:p>
      <text:p text:style-name="Standard">0.0.0.0: chown: cannot access '/usr/local/hadoop/logs': No such file or directory</text:p>
      <text:p text:style-name="Standard">0.0.0.0: starting secondarynamenode, logging to<text:s/>/usr/local/hadoop/logs/hadoop-ubuntu-secondarynamenode-ubuntu.out</text:p>
      <text:p text:style-name="Standard">0.0.0.0: /usr/local/hadoop/sbin/hadoop-daemon.sh: line 159: /usr/local/hadoop/logs/hadoop-ubuntu-secondarynamenode-ubuntu.out: No such file or directory</text:p>
      <text:p text:style-name="Standard">0.0.0.0: head: cannot open '/usr/local/hadoop/logs/hadoop-ubuntu-secondarynamenode-ubuntu.out' for reading: No such file or directory</text:p>
      <text:p text:style-name="Standard">0.0.0.0: /usr/local/hadoop/sbin/hadoop-daemon.sh: line 177: /usr/local/hadoop/logs/hadoop-ubuntu-secondarynamenode-ubuntu.out: No such file or directory</text:p>
      <text:p text:style-name="Standard">0.0.0.0: /usr/local/hadoop/sbin/hadoop-daemon.sh: line 178: /usr/local/hadoop/logs/hadoop-ubuntu-secondarynamenode-ubuntu.out: No such file or directory</text:p>
      <text:p text:style-name="Standard">16/12/16 03:50:49 WARN util.NativeCodeLoader: Unable to load native-hadoop library for your platform... using<text:s/>builtin-java classes where applicable</text:p>
      <text:p text:style-name="Standard">starting yarn daemons</text:p>
      <text:p text:style-name="Standard">mkdir: cannot create directory ‘/usr/local/hadoop/logs’: Permission denied</text:p>
      <text:p text:style-name="Standard">chown: cannot access '/usr/local/hadoop/logs': No such file or directory</text:p>
      <text:p text:style-name="Standard">starting resourcemanager, logging to /usr/local/hadoop/logs/yarn-ubuntu-resourcemanager-ubuntu.out</text:p>
      <text:p text:style-name="Standard">/usr/local/hadoop/sbin/yarn-daemon.sh: line 124: /usr/local/hadoop/logs/yarn-ubuntu-resourcemanager-ubuntu.out: No such file or directory</text:p>
      <text:p text:style-name="Standard">head: cannot open '/usr/local/hadoop/logs/yarn-ubuntu-resourcemanager-ubuntu.out' for reading: No such file or directory</text:p>
      <text:p text:style-name="Standard">/usr/local/hadoop/sbin/yarn-daemon.sh: line 129: /usr/local/hadoop/logs/yarn-ubuntu-resourcemanager-ubuntu.out: No such file or directory</text:p>
      <text:p text:style-name="Standard">/usr/local/hadoop/sbin/yarn-daemon.sh: line 130: /usr/local/hadoop/logs/yarn-ubuntu-resourcemanager-ubuntu.out: No such file or directory</text:p>
      <text:p text:style-name="Standard">ubuntu@localhost's password:</text:p>
      <text:p text:style-name="Standard">localhost: mkdir: cannot create directory ‘/usr/local/hadoop/logs’: Permission denied</text:p>
      <text:p text:style-name="Standard">localhost: chown:<text:s/>cannot access '/usr/local/hadoop/logs': No such file or directory</text:p>
      <text:p text:style-name="Standard">localhost: starting nodemanager, logging to /usr/local/hadoop/logs/yarn-ubuntu-nodemanager-ubuntu.out</text:p>
      <text:p text:style-name="Standard">localhost: /usr/local/hadoop/sbin/yarn-daemon.sh: line 124: /usr/local/hadoop/logs/yarn-ubuntu-nodemanager-ubuntu.out: No such file or directory</text:p>
      <text:p text:style-name="Standard">localhost: head: cannot open '/usr/local/hadoop/logs/yarn-ubuntu-nodemanager-ubuntu.out' for reading: No such file or directory</text:p>
      <text:p text:style-name="Standard">localhost: /usr/local/hadoop/sbin/yarn-daemon.sh: line 129: /usr/local/hadoop/logs/yarn-ubuntu-nodemanager-ubuntu.out: No such file or directory</text:p>
      <text:p text:style-name="Standard">localhost: /usr/local/hadoop/sbin/yarn-daemon.sh: line 130: /usr/local/hadoop/logs/yarn-ubuntu-nodemanager-ubuntu.out: No such file or directory</text:p>
      <text:p text:style-name="Standard">ubuntu@ubuntu:/home/hduser$ start-all.sh</text:p>
      <text:p text:style-name="Standard">This script is Deprecated. Instead use start-dfs.sh and start-yarn.sh</text:p>
      <text:p text:style-name="Standard">16/12/16 03:51:54 WARN util.NativeCodeLoader: Unable to load native-hadoop library for your platform... using builtin-java classes where applicable</text:p>
      <text:p text:style-name="Standard">Starting namenodes on [localhost]</text:p>
      <text:p text:style-name="Standard">ubuntu@localhost's password:</text:p>
      <text:p text:style-name="Standard">localhost: mkdir: cannot create directory ‘/usr/local/hadoop/logs’: Permission denied</text:p>
      <text:p text:style-name="Standard">localhost: chown: cannot access '/usr/local/hadoop/logs': No such file or directory</text:p>
      <text:p text:style-name="Standard">localhost: starting namenode, logging to /usr/local/hadoop/logs/hadoop-ubuntu-namenode-ubuntu.out</text:p>
      <text:p text:style-name="Standard">localhost: /usr/local/hadoop/sbin/hadoop-daemon.sh: line 159: /usr/local/hadoop/logs/hadoop-ubuntu-namenode-ubuntu.out: No such file or directory</text:p>
      <text:p text:style-name="Standard">localhost: head: cannot open '/usr/local/hadoop/logs/hadoop-ubuntu-namenode-ubuntu.out' for reading: No such file or directory</text:p>
      <text:p text:style-name="Standard">localhost: /usr/local/hadoop/sbin/hadoop-daemon.sh: line 177: /usr/local/hadoop/logs/hadoop-ubuntu-namenode-ubuntu.out: No such file or directory</text:p>
      <text:p text:style-name="Standard">localhost: /usr/local/hadoop/sbin/hadoop-daemon.sh:<text:s/>line 178: /usr/local/hadoop/logs/hadoop-ubuntu-namenode-ubuntu.out: No such file or directory</text:p>
      <text:p text:style-name="Standard">ubuntu@localhost's password:</text:p>
      <text:p text:style-name="Standard">localhost: mkdir: cannot create directory ‘/usr/local/hadoop/logs’: Permission denied</text:p>
      <text:p text:style-name="Standard">localhost: chown: cannot access '/usr/local/hadoop/logs': No such file or directory</text:p>
      <text:p text:style-name="Standard">localhost: starting datanode, logging to /usr/local/hadoop/logs/hadoop-ubuntu-datanode-ubuntu.out</text:p>
      <text:p text:style-name="Standard">localhost: /usr/local/hadoop/sbin/hadoop-daemon.sh: line 159: /usr/local/hadoop/logs/hadoop-ubuntu-datanode-ubuntu.out:<text:s/>No such file or directory</text:p>
      <text:p text:style-name="Standard">localhost: head: cannot open '/usr/local/hadoop/logs/hadoop-ubuntu-datanode-ubuntu.out' for reading: No such file or directory</text:p>
      <text:p text:style-name="Standard">localhost: /usr/local/hadoop/sbin/hadoop-daemon.sh: line 177: /usr/local/hadoop/logs/hadoop-ubuntu-datanode-ubuntu.out: No such file or directory</text:p>
      <text:p text:style-name="Standard">localhost: /usr/local/hadoop/sbin/hadoop-daemon.sh: line 178: /usr/local/hadoop/logs/hadoop-ubuntu-datanode-ubuntu.out: No such file or directory</text:p>
      <text:p text:style-name="Standard">Starting secondary namenodes [0.0.0.0]</text:p>
      <text:p text:style-name="Standard">ubuntu@0.0.0.0's password:</text:p>
      <text:p text:style-name="Standard">0.0.0.0: packet_write_wait: Connection to 127.0.0.1 port 22: Broken pipe</text:p>
      <text:p text:style-name="Standard">16/12/16 03:57:03 WARN util.NativeCodeLoader: Unable to load native-hadoop library for your platform... using builtin-java classes where applicable</text:p>
      <text:p text:style-name="Standard">starting yarn daemons</text:p>
      <text:p text:style-name="Standard">mkdir:<text:s/>cannot create directory ‘/usr/local/hadoop/logs’: Permission denied</text:p>
      <text:p text:style-name="Standard">chown: cannot access '/usr/local/hadoop/logs': No such file or directory</text:p>
      <text:p text:style-name="Standard">starting resourcemanager, logging to /usr/local/hadoop/logs/yarn-ubuntu-resourcemanager-ubuntu.out</text:p>
      <text:p text:style-name="Standard">/usr/local/hadoop/sbin/yarn-daemon.sh: line 124: /usr/local/hadoop/logs/yarn-ubuntu-resourcemanager-ubuntu.out: No such file or directory</text:p>
      <text:p text:style-name="Standard">head: cannot open '/usr/local/hadoop/logs/yarn-ubuntu-resourcemanager-ubuntu.out' for reading: No such file or directory</text:p>
      <text:p text:style-name="Standard">/usr/local/hadoop/sbin/yarn-daemon.sh: line 129: /usr/local/hadoop/logs/yarn-ubuntu-resourcemanager-ubuntu.out: No such file or directory</text:p>
      <text:p text:style-name="Standard">/usr/local/hadoop/sbin/yarn-daemon.sh: line 130: /usr/local/hadoop/logs/yarn-ubuntu-resourcemanager-ubuntu.out: No such file or directory</text:p>
      <text:p text:style-name="Standard">ubuntu@localhost's password:</text:p>
      <text:p text:style-name="Standard">localhost: mkdir: cannot create directory ‘/usr/local/hadoop/logs’: Permission denied</text:p>
      <text:p text:style-name="Standard">localhost: chown: cannot access '/usr/local/hadoop/logs': No such file or directory</text:p>
      <text:p text:style-name="Standard">localhost: starting nodemanager, logging to /usr/local/hadoop/logs/yarn-ubuntu-nodemanager-ubuntu.out</text:p>
      <text:p text:style-name="Standard">localhost: /usr/local/hadoop/sbin/yarn-daemon.sh: line 124: /usr/local/hadoop/logs/yarn-ubuntu-nodemanager-ubuntu.out: No such file or directory</text:p>
      <text:p text:style-name="Standard">localhost: head: cannot open '/usr/local/hadoop/logs/yarn-ubuntu-nodemanager-ubuntu.out' for reading: No such file or directory</text:p>
      <text:p text:style-name="Standard">localhost: /usr/local/hadoop/sbin/yarn-daemon.sh: line 129: /usr/local/hadoop/logs/yarn-ubuntu-nodemanager-ubuntu.out: No such file or directory</text:p>
      <text:p text:style-name="Standard">localhost:<text:s/>/usr/local/hadoop/sbin/yarn-daemon.sh: line 130: /usr/local/hadoop/logs/yarn-ubuntu-nodemanager-ubuntu.out: No such file or directory</text:p>
      <text:p text:style-name="Standard">ubuntu@ubuntu:/home/hduser$ start-dfs.sh</text:p>
      <text:p text:style-name="Standard">16/12/16 03:59:26 WARN util.NativeCodeLoader: Unable to load native-hadoop library for your platform... using builtin-java classes where applicable</text:p>
      <text:p text:style-name="Standard">Starting namenodes on [localhost]</text:p>
      <text:p text:style-name="Standard">ubuntu@localhost's password:</text:p>
      <text:p text:style-name="Standard">localhost: mkdir: cannot create directory ‘/usr/local/hadoop/logs’: Permission denied</text:p>
      <text:p text:style-name="Standard">localhost: chown: cannot access '/usr/local/hadoop/logs': No such file or directory</text:p>
      <text:p text:style-name="Standard">localhost: starting namenode, logging to /usr/local/hadoop/logs/hadoop-ubuntu-namenode-ubuntu.out</text:p>
      <text:p text:style-name="Standard">localhost: /usr/local/hadoop/sbin/hadoop-daemon.sh: line 159: /usr/local/hadoop/logs/hadoop-ubuntu-namenode-ubuntu.out: No such file or directory</text:p>
      <text:p text:style-name="Standard">localhost: head: cannot open '/usr/local/hadoop/logs/hadoop-ubuntu-namenode-ubuntu.out' for reading: No such file or directory</text:p>
      <text:p text:style-name="Standard">localhost: /usr/local/hadoop/sbin/hadoop-daemon.sh: line 177: /usr/local/hadoop/logs/hadoop-ubuntu-namenode-ubuntu.out: No such file or directory</text:p>
      <text:p text:style-name="Standard">localhost: /usr/local/hadoop/sbin/hadoop-daemon.sh: line 178: /usr/local/hadoop/logs/hadoop-ubuntu-namenode-ubuntu.out: No such file or directory</text:p>
      <text:p text:style-name="Standard">ubuntu@localhost's password:</text:p>
      <text:p text:style-name="Standard">localhost: mkdir: cannot<text:s/>create directory ‘/usr/local/hadoop/logs’: Permission denied</text:p>
      <text:p text:style-name="Standard">localhost: chown: cannot access '/usr/local/hadoop/logs': No such file or directory</text:p>
      <text:p text:style-name="Standard">localhost: starting datanode, logging to /usr/local/hadoop/logs/hadoop-ubuntu-datanode-ubuntu.out</text:p>
      <text:p text:style-name="Standard">localhost: /usr/local/hadoop/sbin/hadoop-daemon.sh: line 159: /usr/local/hadoop/logs/hadoop-ubuntu-datanode-ubuntu.out: No such file or directory</text:p>
      <text:p text:style-name="Standard">localhost: head: cannot open '/usr/local/hadoop/logs/hadoop-ubuntu-datanode-ubuntu.out' for reading: No such file or directory</text:p>
      <text:p text:style-name="Standard">localhost: /usr/local/hadoop/sbin/hadoop-daemon.sh: line 177: /usr/local/hadoop/logs/hadoop-ubuntu-datanode-ubuntu.out: No such file or directory</text:p>
      <text:p text:style-name="Standard">localhost: /usr/local/hadoop/sbin/hadoop-daemon.sh: line 178: /usr/local/hadoop/logs/hadoop-ubuntu-datanode-ubuntu.out: No such file or directory</text:p>
      <text:p text:style-name="Standard">Starting secondary namenodes [0.0.0.0]</text:p>
      <text:p text:style-name="Standard">ubuntu@0.0.0.0's password:</text:p>
      <text:p text:style-name="Standard">0.0.0.0: mkdir: cannot create directory ‘/usr/local/hadoop/logs’: Permission denied</text:p>
      <text:p text:style-name="Standard">0.0.0.0: chown: cannot access '/usr/local/hadoop/logs': No such file or directory</text:p>
      <text:p text:style-name="Standard">0.0.0.0: starting secondarynamenode, logging to /usr/local/hadoop/logs/hadoop-ubuntu-secondarynamenode-ubuntu.out</text:p>
      <text:p text:style-name="Standard">0.0.0.0: /usr/local/hadoop/sbin/hadoop-daemon.sh: line 159: /usr/local/hadoop/logs/hadoop-ubuntu-secondarynamenode-ubuntu.out: No such file or directory</text:p>
      <text:p text:style-name="Standard">0.0.0.0: head: cannot open '/usr/local/hadoop/logs/hadoop-ubuntu-secondarynamenode-ubuntu.out' for reading: No such file or directory</text:p>
      <text:p text:style-name="Standard">0.0.0.0: /usr/local/hadoop/sbin/hadoop-daemon.sh: line 177: /usr/local/hadoop/logs/hadoop-ubuntu-secondarynamenode-ubuntu.out: No such file or directory</text:p>
      <text:p text:style-name="Standard">0.0.0.0: /usr/local/hadoop/sbin/hadoop-daemon.sh: line 178: /usr/local/hadoop/logs/hadoop-ubuntu-secondarynamenode-ubuntu.out: No such file or directory</text:p>
      <text:p text:style-name="Standard">16/12/16 04:00:20 WARN util.NativeCodeLoader: Unable to load native-hadoop library for your platform... using builtin-java classes where applicable</text:p>
      <text:p text:style-name="Standard">ubuntu@ubuntu:/home/hduser$ sudo nano start-all.sh</text:p>
      <text:p text:style-name="Standard">ubuntu@ubuntu:/home/hduser$ jps</text:p>
      <text:p text:style-name="Standard">23251 Jps</text:p>
      <text:p text:style-name="Standard">ubuntu@ubuntu:/home/hduser$ hadoop-daemon.sh</text:p>
      <text:p text:style-name="Standard">Usage: hadoop-daemon.sh [--config &lt;conf-dir&gt;] [--hosts hostlistfile] [--script script] (start|stop) &lt;hadoop-command&gt; &lt;args...&gt;</text:p>
      <text:p text:style-name="Standard">ubuntu@ubuntu:/home/hduser$ jps</text:p>
      <text:p text:style-name="Standard">23344 Jps</text:p>
      <text:p text:style-name="Standard">ubuntu@ubuntu:/home/hduser$ start-yarn.sh</text:p>
      <text:p text:style-name="Standard">starting yarn daemons</text:p>
      <text:p text:style-name="Standard">mkdir: cannot create directory ‘/usr/local/hadoop/logs’: Permission denied</text:p>
      <text:p text:style-name="Standard">chown: cannot access '/usr/local/hadoop/logs': No such file or directory</text:p>
      <text:p text:style-name="Standard">starting resourcemanager, logging to /usr/local/hadoop/logs/yarn-ubuntu-resourcemanager-ubuntu.out</text:p>
      <text:p text:style-name="Standard">/usr/local/hadoop/sbin/yarn-daemon.sh: line<text:s/>124: /usr/local/hadoop/logs/yarn-ubuntu-resourcemanager-ubuntu.out: No such file or directory</text:p>
      <text:p text:style-name="Standard">head: cannot open '/usr/local/hadoop/logs/yarn-ubuntu-resourcemanager-ubuntu.out' for reading: No such file or directory</text:p>
      <text:p text:style-name="Standard">/usr/local/hadoop/sbin/yarn-daemon.sh: line 129: /usr/local/hadoop/logs/yarn-ubuntu-resourcemanager-ubuntu.out: No such file or directory</text:p>
      <text:p text:style-name="Standard">/usr/local/hadoop/sbin/yarn-daemon.sh: line 130: /usr/local/hadoop/logs/yarn-ubuntu-resourcemanager-ubuntu.out: No such file or directory</text:p>
      <text:p text:style-name="Standard">ubuntu@localhost's password:</text:p>
      <text:p text:style-name="Standard">localhost: mkdir: cannot create directory ‘/usr/local/hadoop/logs’: Permission denied</text:p>
      <text:p text:style-name="Standard">localhost: chown: cannot access '/usr/local/hadoop/logs': No such file or directory</text:p>
      <text:p text:style-name="Standard">localhost: starting nodemanager, logging to /usr/local/hadoop/logs/yarn-ubuntu-nodemanager-ubuntu.out</text:p>
      <text:p text:style-name="Standard">localhost: /usr/local/hadoop/sbin/yarn-daemon.sh: line 124: /usr/local/hadoop/logs/yarn-ubuntu-nodemanager-ubuntu.out: No such file or directory</text:p>
      <text:p text:style-name="Standard">localhost: head: cannot open '/usr/local/hadoop/logs/yarn-ubuntu-nodemanager-ubuntu.out' for reading: No such file or directory</text:p>
      <text:p text:style-name="Standard">localhost: /usr/local/hadoop/sbin/yarn-daemon.sh: line 129: /usr/local/hadoop/logs/yarn-ubuntu-nodemanager-ubuntu.out: No such file or directory</text:p>
      <text:p text:style-name="Standard">localhost: /usr/local/hadoop/sbin/yarn-daemon.sh: line 130: /usr/local/hadoop/logs/yarn-ubuntu-nodemanager-ubuntu.out: No such file or directory</text:p>
      <text:p text:style-name="Standard">ubuntu@ubuntu:/home/hduser$ jps</text:p>
      <text:p text:style-name="Standard">23479 Jps</text:p>
      <text:p text:style-name="Standard">ubuntu@ubuntu:/home/hduser$ yarn-daemon.sh</text:p>
      <text:p text:style-name="Standard">Usage: yarn-daemon.sh [--config &lt;conf-dir&gt;] [--hosts hostlistfile] (start|stop) &lt;yarn-command&gt;</text:p>
      <text:p text:style-name="Standard">ubuntu@ubuntu:/home/hduser$ jps</text:p>
      <text:p text:style-name="Standard">23491 Jps</text:p>
      <text:p text:style-name="Standard">ubuntu@ubuntu:/home/hduser$ sudo start-all.sh</text:p>
      <text:p text:style-name="Standard">[sudo] password for ubuntu:</text:p>
      <text:p text:style-name="Standard">sudo: start-all.sh: command not found</text:p>
      <text:p text:style-name="Standard">ubuntu@ubuntu:/home/hduser$ cd /usr/local/hadoop/sbin</text:p>
      <text:p text:style-name="Standard">ubuntu@ubuntu:/usr/local/hadoop/sbin$ ls</text:p>
      <text:p text:style-name="Standard">distribute-exclude.sh <text:s text:c="3"/>start-all.cmd <text:s text:c="7"/>stop-balancer.sh</text:p>
      <text:p text:style-name="Standard">hadoop-daemon.sh <text:s text:c="8"/>start-all.sh <text:s text:c="8"/>stop-dfs.cmd</text:p>
      <text:p text:style-name="Standard">hadoop-daemons.sh <text:s text:c="7"/>start-balancer.sh <text:s text:c="3"/>stop-dfs.sh</text:p>
      <text:p text:style-name="Standard">hdfs-config.cmd <text:s text:c="9"/>start-dfs.cmd <text:s text:c="7"/>stop-secure-dns.sh</text:p>
      <text:p text:style-name="Standard">hdfs-config.sh <text:s text:c="10"/>start-dfs.sh <text:s text:c="8"/>stop-yarn.cmd</text:p>
      <text:p text:style-name="Standard">httpfs.sh <text:s text:c="15"/>start-secure-dns.sh <text:s/>stop-yarn.sh</text:p>
      <text:p text:style-name="Standard">kms.sh <text:s text:c="18"/>start-yarn.cmd <text:s text:c="6"/>yarn-daemon.sh</text:p>
      <text:p text:style-name="Standard">mr-jobhistory-daemon.sh <text:s/>start-yarn.sh <text:s text:c="7"/>yarn-daemons.sh</text:p>
      <text:p text:style-name="Standard">refresh-namenodes.sh <text:s text:c="4"/>stop-all.cmd</text:p>
      <text:p text:style-name="Standard">slaves.sh <text:s text:c="15"/>stop-all.sh</text:p>
      <text:p text:style-name="Standard">ubuntu@ubuntu:/usr/local/hadoop/sbin$ start-all.sh</text:p>
      <text:p text:style-name="Standard">This script is Deprecated. Instead use start-dfs.sh and start-yarn.sh</text:p>
      <text:p text:style-name="Standard">16/12/16 04:23:55 WARN<text:s/>util.NativeCodeLoader: Unable to load native-hadoop library for your platform... using builtin-java classes where applicable</text:p>
      <text:p text:style-name="Standard">Starting namenodes on [localhost]</text:p>
      <text:p text:style-name="Standard">ubuntu@localhost's password:</text:p>
      <text:p text:style-name="Standard">localhost: mkdir: cannot create directory ‘/usr/local/hadoop/logs’:<text:s/>Permission denied</text:p>
      <text:p text:style-name="Standard">localhost: chown: cannot access '/usr/local/hadoop/logs': No such file or directory</text:p>
      <text:p text:style-name="Standard">localhost: starting namenode, logging to /usr/local/hadoop/logs/hadoop-ubuntu-namenode-ubuntu.out</text:p>
      <text:p text:style-name="Standard">localhost: /usr/local/hadoop/sbin/hadoop-daemon.sh: line 159: /usr/local/hadoop/logs/hadoop-ubuntu-namenode-ubuntu.out: No such file or directory</text:p>
      <text:p text:style-name="Standard">localhost: head: cannot open '/usr/local/hadoop/logs/hadoop-ubuntu-namenode-ubuntu.out' for reading: No such file or directory</text:p>
      <text:p text:style-name="Standard">localhost: /usr/local/hadoop/sbin/hadoop-daemon.sh: line 177: /usr/local/hadoop/logs/hadoop-ubuntu-namenode-ubuntu.out: No such file or directory</text:p>
      <text:p text:style-name="Standard">localhost: /usr/local/hadoop/sbin/hadoop-daemon.sh: line 178: /usr/local/hadoop/logs/hadoop-ubuntu-namenode-ubuntu.out: No such file or directory</text:p>
      <text:p text:style-name="Standard">ubuntu@localhost's password:</text:p>
      <text:p text:style-name="Standard">localhost: mkdir: cannot create directory ‘/usr/local/hadoop/logs’: Permission denied</text:p>
      <text:p text:style-name="Standard">localhost: chown: cannot access '/usr/local/hadoop/logs': No such file or directory</text:p>
      <text:p text:style-name="Standard">localhost: starting datanode, logging to /usr/local/hadoop/logs/hadoop-ubuntu-datanode-ubuntu.out</text:p>
      <text:p text:style-name="Standard">localhost: /usr/local/hadoop/sbin/hadoop-daemon.sh: line 159: /usr/local/hadoop/logs/hadoop-ubuntu-datanode-ubuntu.out: No such file or directory</text:p>
      <text:p text:style-name="Standard">localhost: head: cannot open '/usr/local/hadoop/logs/hadoop-ubuntu-datanode-ubuntu.out' for reading: No such file or directory</text:p>
      <text:p text:style-name="Standard">localhost: /usr/local/hadoop/sbin/hadoop-daemon.sh: line 177: /usr/local/hadoop/logs/hadoop-ubuntu-datanode-ubuntu.out: No such file or directory</text:p>
      <text:p text:style-name="Standard">localhost: /usr/local/hadoop/sbin/hadoop-daemon.sh: line 178: /usr/local/hadoop/logs/hadoop-ubuntu-datanode-ubuntu.out: No such file or directory</text:p>
      <text:p text:style-name="Standard">ubuntu</text:p>
      <text:p text:style-name="Standard">Starting secondary namenodes [0.0.0.0]</text:p>
      <text:p text:style-name="Standard">ubuntu@0.0.0.0's password:</text:p>
      <text:p text:style-name="Standard">0.0.0.0: mkdir: cannot create directory ‘/usr/local/hadoop/logs’: Permission denied</text:p>
      <text:p text:style-name="Standard">0.0.0.0: chown: cannot access '/usr/local/hadoop/logs': No such file or directory</text:p>
      <text:p text:style-name="Standard">0.0.0.0: starting secondarynamenode, logging to /usr/local/hadoop/logs/hadoop-ubuntu-secondarynamenode-ubuntu.out</text:p>
      <text:p text:style-name="Standard">0.0.0.0: /usr/local/hadoop/sbin/hadoop-daemon.sh: line 159:<text:s/>/usr/local/hadoop/logs/hadoop-ubuntu-secondarynamenode-ubuntu.out: No such file or directory</text:p>
      <text:p text:style-name="Standard">0.0.0.0: head: cannot open '/usr/local/hadoop/logs/hadoop-ubuntu-secondarynamenode-ubuntu.out' for reading: No such file or directory</text:p>
      <text:p text:style-name="Standard">0.0.0.0: /usr/local/hadoop/sbin/hadoop-daemon.sh: line 177: /usr/local/hadoop/logs/hadoop-ubuntu-secondarynamenode-ubuntu.out: No such file or directory</text:p>
      <text:p text:style-name="Standard">0.0.0.0: /usr/local/hadoop/sbin/hadoop-daemon.sh: line 178: /usr/local/hadoop/logs/hadoop-ubuntu-secondarynamenode-ubuntu.out: No such file or directory</text:p>
      <text:p text:style-name="Standard">16/12/16 04:24:41 WARN util.NativeCodeLoader: Unable to load native-hadoop library for your platform... using builtin-java classes where applicable</text:p>
      <text:p text:style-name="Standard">starting yarn daemons</text:p>
      <text:p text:style-name="Standard">mkdir: cannot create directory ‘/usr/local/hadoop/logs’: Permission denied</text:p>
      <text:p text:style-name="Standard">chown: cannot access '/usr/local/hadoop/logs': No such file or directory</text:p>
      <text:p text:style-name="Standard">starting resourcemanager, logging to /usr/local/hadoop/logs/yarn-ubuntu-resourcemanager-ubuntu.out</text:p>
      <text:p text:style-name="Standard">/usr/local/hadoop/sbin/yarn-daemon.sh: line 124: /usr/local/hadoop/logs/yarn-ubuntu-resourcemanager-ubuntu.out: No such file or directory</text:p>
      <text:p text:style-name="Standard">head: cannot open '/usr/local/hadoop/logs/yarn-ubuntu-resourcemanager-ubuntu.out' for reading: No such file or directory</text:p>
      <text:p text:style-name="Standard">/usr/local/hadoop/sbin/yarn-daemon.sh: line 129: /usr/local/hadoop/logs/yarn-ubuntu-resourcemanager-ubuntu.out: No such file or directory</text:p>
      <text:p text:style-name="Standard">/usr/local/hadoop/sbin/yarn-daemon.sh: line 130: /usr/local/hadoop/logs/yarn-ubuntu-resourcemanager-ubuntu.out: No such file or directory</text:p>
      <text:p text:style-name="Standard">ubuntu@localhost's password:</text:p>
      <text:p text:style-name="Standard">localhost: mkdir: cannot create directory ‘/usr/local/hadoop/logs’: Permission denied</text:p>
      <text:p text:style-name="Standard">localhost: chown: cannot access '/usr/local/hadoop/logs': No such file or directory</text:p>
      <text:p text:style-name="Standard">localhost: starting nodemanager, logging to /usr/local/hadoop/logs/yarn-ubuntu-nodemanager-ubuntu.out</text:p>
      <text:p text:style-name="Standard">localhost: /usr/local/hadoop/sbin/yarn-daemon.sh: line 124: /usr/local/hadoop/logs/yarn-ubuntu-nodemanager-ubuntu.out: No such file or directory</text:p>
      <text:p text:style-name="Standard">localhost: head: cannot open '/usr/local/hadoop/logs/yarn-ubuntu-nodemanager-ubuntu.out' for reading: No such file or directory</text:p>
      <text:p text:style-name="Standard">localhost: /usr/local/hadoop/sbin/yarn-daemon.sh: line 129: /usr/local/hadoop/logs/yarn-ubuntu-nodemanager-ubuntu.out: No such file or directory</text:p>
      <text:p text:style-name="Standard">localhost: /usr/local/hadoop/sbin/yarn-daemon.sh: line 130: /usr/local/hadoop/logs/yarn-ubuntu-nodemanager-ubuntu.out: No such file or directory</text:p>
      <text:p text:style-name="Standard">ubuntu@ubuntu:/usr/local/hadoop/sbin$ sudo su hduser</text:p>
      <text:p text:style-name="Standard">To run a command as administrator (user "root"), use "sudo &lt;command&gt;".</text:p>
      <text:p text:style-name="Standard">See "man sudo_root" for details.</text:p>
      <text:p text:style-name="Standard"/>
      <text:p text:style-name="Standard">hduser@ubuntu:/usr/local/hadoop/sbin$ start-all.sh</text:p>
      <text:p text:style-name="Standard">start-all.sh: command not found</text:p>
      <text:p text:style-name="Standard">hduser@ubuntu:/usr/local/hadoop/sbin$ cd ..</text:p>
      <text:p text:style-name="Standard">hduser@ubuntu:/usr/local/hadoop$ cd..</text:p>
      <text:p text:style-name="Standard">cd..: command not found</text:p>
      <text:p text:style-name="Standard">hduser@ubuntu:/usr/local/hadoop$ cd ..</text:p>
      <text:p text:style-name="Standard">hduser@ubuntu:/usr/local$ cd ..</text:p>
      <text:p text:style-name="Standard">hduser@ubuntu:/usr$ cd ..</text:p>
      <text:p text:style-name="Standard">hduser@ubuntu:/$<text:s/>start-all.sh</text:p>
      <text:p text:style-name="Standard">start-all.sh: command not found</text:p>
      <text:p text:style-name="Standard">hduser@ubuntu:/$ start-dfs.sh</text:p>
      <text:p text:style-name="Standard">start-dfs.sh: command not found</text:p>
      <text:p text:style-name="Standard">hduser@ubuntu:/$ sudo su ubuntu</text:p>
      <text:p text:style-name="Standard">[sudo] password for hduser:</text:p>
      <text:p text:style-name="Standard">ubuntu@ubuntu:/$ cd /usr/local/hadoop/sbin</text:p>
      <text:p text:style-name="Standard">ubuntu@ubuntu:/usr/local/hadoop/sbin$ ls</text:p>
      <text:p text:style-name="Standard">distribute-exclude.sh <text:s text:c="3"/>start-all.cmd <text:s text:c="7"/>stop-balancer.sh</text:p>
      <text:p text:style-name="Standard">hadoop-daemon.sh <text:s text:c="8"/>start-all.sh <text:s text:c="8"/>stop-dfs.cmd</text:p>
      <text:p text:style-name="Standard">hadoop-daemons.sh <text:s text:c="7"/>start-balancer.sh <text:s text:c="3"/>stop-dfs.sh</text:p>
      <text:p text:style-name="Standard">hdfs-config.cmd <text:s text:c="9"/>start-dfs.cmd <text:s text:c="7"/>stop-secure-dns.sh</text:p>
      <text:p text:style-name="Standard">hdfs-config.sh<text:s/><text:s text:c="10"/>start-dfs.sh <text:s text:c="8"/>stop-yarn.cmd</text:p>
      <text:p text:style-name="Standard">httpfs.sh <text:s text:c="15"/>start-secure-dns.sh <text:s/>stop-yarn.sh</text:p>
      <text:p text:style-name="Standard">kms.sh <text:s text:c="18"/>start-yarn.cmd <text:s text:c="6"/>yarn-daemon.sh</text:p>
      <text:p text:style-name="Standard">mr-jobhistory-daemon.sh <text:s/>start-yarn.sh <text:s text:c="7"/>yarn-daemons.sh</text:p>
      <text:p text:style-name="Standard">refresh-namenodes.sh <text:s text:c="4"/>stop-all.cmd</text:p>
      <text:p text:style-name="Standard">slaves.sh <text:s text:c="15"/>stop-all.sh</text:p>
      <text:p text:style-name="Standard">ubuntu@ubuntu:/usr/local/hadoop/sbin$ sudo su hduser</text:p>
      <text:p text:style-name="Standard">hduser@ubuntu:/usr/local/hadoop/sbin$ start-all.sh</text:p>
      <text:p text:style-name="Standard">start-all.sh: command not found</text:p>
      <text:p text:style-name="Standard">hduser@ubuntu:/usr/local/hadoop/sbin$ netstat -plten | grep java</text:p>
      <text:p text:style-name="Standard">(Not all<text:s/>processes could be identified, non-owned process info</text:p>
      <text:p text:style-name="Standard"><text:s/>will not be shown, you would have to be root to see it all.)</text:p>
      <text:p text:style-name="Standard">hduser@ubuntu:/usr/local/hadoop/sbin$ jps</text:p>
      <text:p text:style-name="Standard">24123 Jps</text:p>
      <text:p text:style-name="Standard">hduser@ubuntu:/usr/local/hadoop/sbin$ hadoopdaemon.sh start namenode</text:p>
      <text:p text:style-name="Standard">hadoopdaemon.sh:<text:s/>command not found</text:p>
      <text:p text:style-name="Standard">hduser@ubuntu:/usr/local/hadoop/sbin$ start-all.sh</text:p>
      <text:p text:style-name="Standard">start-all.sh: command not found</text:p>
      <text:p text:style-name="Standard">hduser@ubuntu:/usr/local/hadoop/sbin$ start-all.sh</text:p>
      <text:p text:style-name="Standard">start-all.sh: command not found</text:p>
      <text:p text:style-name="Standard">hduser@ubuntu:/usr/local/hadoop/sbin$ start-dfs.sh</text:p>
      <text:p text:style-name="Standard">start-dfs.sh: command<text:s/>not found</text:p>
      <text:p text:style-name="Standard">hduser@ubuntu:/usr/local/hadoop/sbin$ start-yarn.sh</text:p>
      <text:p text:style-name="Standard">start-yarn.sh: command not found</text:p>
      <text:p text:style-name="Standard">hduser@ubuntu:/usr/local/hadoop/sbin$ cd ..</text:p>
      <text:p text:style-name="Standard">hduser@ubuntu:/usr/local/hadoop$ cd ..</text:p>
      <text:p text:style-name="Standard">hduser@ubuntu:/usr/local$ cd ..</text:p>
      <text:p text:style-name="Standard">hduser@ubuntu:/usr$ cd ..</text:p>
      <text:p text:style-name="Standard">hduser@ubuntu:/$ start-all.sh</text:p>
      <text:p text:style-name="Standard">start-all.sh: command not found</text:p>
      <text:p text:style-name="Standard">hduser@ubuntu:/$ sudo su ubuntu</text:p>
      <text:p text:style-name="Standard">[sudo] password for hduser:</text:p>
      <text:p text:style-name="Standard">ubuntu@ubuntu:/$ ls</text:p>
      <text:p text:style-name="Standard">app <text:s text:c="2"/>cdrom <text:s/>home <text:s text:c="7"/>lost+found <text:s/>opt <text:s text:c="2"/>run <text:s text:c="2"/>srv <text:s/>usr</text:p>
      <text:p text:style-name="Standard">bin <text:s text:c="2"/>dev <text:s text:c="3"/>initrd.img <text:s/>media <text:s text:c="6"/>proc <text:s/>sbin <text:s/>sys <text:s/>var</text:p>
      <text:p text:style-name="Standard">boot <text:s/>etc <text:s text:c="3"/>lib<text:s text:c="9"/>mnt <text:s text:c="8"/>root <text:s/>snap <text:s/>tmp <text:s/>vmlinuz</text:p>
      <text:p text:style-name="Standard">ubuntu@ubuntu:/$ ls -l</text:p>
      <text:p text:style-name="Standard">total 100</text:p>
      <text:p text:style-name="Standard">drwxr-xr-x <text:s text:c="2"/>3 root root <text:s/>4096 Dec 16 03:37 app</text:p>
      <text:p text:style-name="Standard">drwxr-xr-x <text:s text:c="2"/>2 root root <text:s/>4096 Dec 16 00:07 bin</text:p>
      <text:p text:style-name="Standard">drwxr-xr-x <text:s text:c="2"/>3 root root <text:s/>4096 Dec 16 00:08 boot</text:p>
      <text:p text:style-name="Standard">drwxrwxr-x <text:s text:c="2"/>2 root root <text:s/>4096<text:s/>Dec 15 23:20 cdrom</text:p>
      <text:p text:style-name="Standard">drwxr-xr-x <text:s/>19 root root <text:s/>4380 Dec 16 01:46 dev</text:p>
      <text:p text:style-name="Standard">drwxr-xr-x 137 root root 12288 Dec 16 02:55 etc</text:p>
      <text:p text:style-name="Standard">drwxr-xr-x <text:s text:c="2"/>4 root root <text:s/>4096 Dec 16 02:27 home</text:p>
      <text:p text:style-name="Standard">lrwxrwxrwx <text:s text:c="2"/>1 root root <text:s text:c="3"/>32 Dec 16 00:06 initrd.img -&gt; boot/initrd.img-4.4.0-31-generic</text:p>
      <text:p text:style-name="Standard">drwxr-xr-x <text:s/>22 root root <text:s/>4096 Dec 16 00:07 lib</text:p>
      <text:p text:style-name="Standard">drwx------ <text:s text:c="2"/>2 root root 16384 Dec 15 23:14 lost+found</text:p>
      <text:p text:style-name="Standard">drwxr-xr-x <text:s text:c="2"/>4 root root <text:s/>4096 Dec 16 01:44 media</text:p>
      <text:p text:style-name="Standard">drwxr-xr-x <text:s text:c="2"/>2 root root <text:s/>4096 Jul 19 13:43 mnt</text:p>
      <text:p text:style-name="Standard">drwxr-xr-x <text:s text:c="2"/>2 root root <text:s/>4096 Dec 16 00:12 opt</text:p>
      <text:p text:style-name="Standard">dr-xr-xr-x 293 root root <text:s text:c="4"/>0 Dec 16 00:09 proc</text:p>
      <text:p text:style-name="Standard">drwx------ <text:s text:c="2"/>5 root root <text:s/>4096 Dec 16 03:35 root</text:p>
      <text:p text:style-name="Standard">drwxr-xr-x <text:s/>25 root root <text:s text:c="2"/>820 Dec 18 21:38 run</text:p>
      <text:p text:style-name="Standard">drwxr-xr-x <text:s text:c="2"/>2 root root 12288 Dec 16 00:10 sbin</text:p>
      <text:p text:style-name="Standard">drwxr-xr-x <text:s text:c="2"/>2 root root <text:s/>4096 Jun 29 13:13 snap</text:p>
      <text:p text:style-name="Standard">drwxr-xr-x <text:s text:c="2"/>2 root<text:s/>root <text:s/>4096 Jul 19 13:43 srv</text:p>
      <text:p text:style-name="Standard">dr-xr-xr-x <text:s/>13 root root <text:s text:c="4"/>0 Dec 16 00:09 sys</text:p>
      <text:p text:style-name="Standard">drwxrwxrwt <text:s/>17 root root <text:s/>4096 Dec 18 22:17 tmp</text:p>
      <text:p text:style-name="Standard">drwxr-xr-x <text:s/>11 root root <text:s/>4096 Jul 19 13:51 usr</text:p>
      <text:p text:style-name="Standard"><text:bookmark-start text:name="_GoBack"/><text:bookmark-end text:name="_GoBack"/>drwxr-xr-x <text:s/>14 root root <text:s/>4096 Jul 19 14:01 var</text:p>
      <text:p text:style-name="Standard">lrwxrwxrwx <text:s text:c="2"/>1 root root <text:s text:c="3"/>29 Dec 16 00:06 vmlinuz -&gt; boot/vmlinuz-4.4.0-31-generic</text:p>
      <text:p text:style-name="Standard">ubuntu@ubuntu:/$ sudo su hduser</text:p>
      <text:p text:style-name="Standard">[sudo] password for ubuntu:</text:p>
      <text:p text:style-name="Standard">hduser@ubuntu:/$ echo $PATH</text:p>
      <text:p text:style-name="Standard">/usr/local/sbin:/usr/local/bin:/usr/sbin:/usr/bin:/sbin:/bin:/usr/games:/usr/local/games</text:p>
      <text:p text:style-name="Standard">hduser@ubuntu:/$ cd /usr/local/hadoop</text:p>
      <text:p text:style-name="Standard">hduser@ubuntu:/usr/local/hadoop$ ls</text:p>
      <text:p text:style-name="Standard">bin <text:s/>include <text:s/>libexec <text:s text:c="5"/>NOTICE.txt <text:s/>sbin</text:p>
      <text:p text:style-name="Standard">etc <text:s/>lib <text:s text:c="5"/>LICENSE.txt <text:s/>README.txt <text:s/>share</text:p>
      <text:p text:style-name="Standard">hduser@ubuntu:/usr/local/hadoop$ cd /usr/local/hadoop/sbin</text:p>
      <text:p text:style-name="Standard">hduser@ubuntu:/usr/local/hadoop/sbin$ ls</text:p>
      <text:p text:style-name="Standard">distribute-exclude.sh<text:s/><text:s text:c="3"/>start-all.cmd <text:s text:c="7"/>stop-balancer.sh</text:p>
      <text:p text:style-name="Standard">hadoop-daemon.sh <text:s text:c="8"/>start-all.sh <text:s text:c="8"/>stop-dfs.cmd</text:p>
      <text:p text:style-name="Standard">hadoop-daemons.sh <text:s text:c="7"/>start-balancer.sh <text:s text:c="3"/>stop-dfs.sh</text:p>
      <text:p text:style-name="Standard">hdfs-config.cmd <text:s text:c="9"/>start-dfs.cmd <text:s text:c="7"/>stop-secure-dns.sh</text:p>
      <text:p text:style-name="Standard">hdfs-config.sh <text:s text:c="10"/>start-dfs.sh <text:s text:c="8"/>stop-yarn.cmd</text:p>
      <text:p text:style-name="Standard">httpfs.sh <text:s text:c="15"/>start-secure-dns.sh <text:s/>stop-yarn.sh</text:p>
      <text:p text:style-name="Standard">kms.sh <text:s text:c="18"/>start-yarn.cmd <text:s text:c="6"/>yarn-daemon.sh</text:p>
      <text:p text:style-name="Standard">mr-jobhistory-daemon.sh <text:s/>start-yarn.sh <text:s text:c="7"/>yarn-daemons.sh</text:p>
      <text:p text:style-name="Standard">refresh-namenodes.sh <text:s text:c="4"/>stop-all.cmd</text:p>
      <text:p text:style-name="Standard">slaves.sh<text:s text:c="16"/>stop-all.sh</text:p>
      <text:p text:style-name="Standard">hduser@ubuntu:/usr/local/hadoop/sbin$ start-all.sh</text:p>
      <text:p text:style-name="Standard">start-all.sh: command not found</text:p>
      <text:p text:style-name="Standard">hduser@ubuntu:/usr/local/hadoop/sbin$ jps</text:p>
      <text:p text:style-name="Standard">29750 Jps</text:p>
      <text:p text:style-name="Standard">hduser@ubuntu:/usr/local/hadoop/sbin$ cd /usr/local/hadoop/bin</text:p>
      <text:p text:style-name="Standard">hduser@ubuntu:/usr/local/hadoop/bin$ start-all.sh</text:p>
      <text:p text:style-name="Standard">start-all.sh: command not found</text:p>
      <text:p text:style-name="Standard">hduser@ubuntu:/usr/local/hadoop/bin$ jps</text:p>
      <text:p text:style-name="Standard">29762 Jps</text:p>
      <text:p text:style-name="Standard">hduser@ubuntu:/usr/local/hadoop/bin$ echo $PATH</text:p>
      <text:p text:style-name="Standard">/usr/local/sbin:/usr/local/bin:/usr/sbin:/usr/bin:/sbin:/bin:/usr/games:/usr/local/games</text:p>
      <text:p text:style-name="Standard">hduser@ubuntu:/usr/local/hadoop/bin$ /usr/local/</text:p>
      <text:p text:style-name="Standard">bash: /usr/local/: Is a directory</text:p>
      <text:p text:style-name="Standard">hduser@ubuntu:/usr/local/hadoop/bin$ /usr/local/ ls</text:p>
      <text:p text:style-name="Standard">bash: /usr/local/: Is a directory</text:p>
      <text:p text:style-name="Standard">hduser@ubuntu:/usr/local/hadoop/bin$ /usr/local/ ls -l</text:p>
      <text:p text:style-name="Standard">bash: /usr/local/: Is a directory</text:p>
      <text:p text:style-name="Standard">hduser@ubuntu:/usr/local/hadoop/bin$ cd /usr/local/</text:p>
      <text:p text:style-name="Standard">hduser@ubuntu:/usr/local$ ls -l</text:p>
      <text:p text:style-name="Standard">total 40</text:p>
      <text:p text:style-name="Standard">drwxr-xr-x 2 root <text:s text:c="2"/>root <text:s text:c="2"/>4096 Jul 19 13:43 bin</text:p>
      <text:p text:style-name="Standard">drwxr-xr-x 2 root <text:s text:c="2"/>root <text:s text:c="2"/>4096 Jul 19 13:43 etc</text:p>
      <text:p text:style-name="Standard">drwxr-xr-x 2 root <text:s text:c="2"/>root <text:s text:c="2"/>4096 Jul 19 13:43 games</text:p>
      <text:p text:style-name="Standard">drwxr-xr-x 9<text:s/>hduser hadoop 4096 Nov 13 <text:s/>2014 hadoop</text:p>
      <text:p text:style-name="Standard">drwxr-xr-x 3 hduser hadoop 4096 Dec 16 03:45 hadoop_store</text:p>
      <text:p text:style-name="Standard">drwxr-xr-x 2 root <text:s text:c="2"/>root <text:s text:c="2"/>4096 Jul 19 13:43 include</text:p>
      <text:p text:style-name="Standard">drwxr-xr-x 4 root <text:s text:c="2"/>root <text:s text:c="2"/>4096 Jul 19 13:47 lib</text:p>
      <text:p text:style-name="Standard">lrwxrwxrwx 1 root <text:s text:c="2"/>root <text:s text:c="5"/>9 Dec 15 23:17 man -&gt; share/man</text:p>
      <text:p text:style-name="Standard">drwxr-xr-x 2 root <text:s text:c="2"/>root <text:s text:c="2"/>4096 Jul 19 13:43 sbin</text:p>
      <text:p text:style-name="Standard">drwxr-xr-x 8 root <text:s text:c="2"/>root <text:s text:c="2"/>4096 Jul 19 13:53 share</text:p>
      <text:p text:style-name="Standard">drwxr-xr-x 2 root <text:s text:c="2"/>root <text:s text:c="2"/>4096 Jul 19 13:43 src</text:p>
      <text:p text:style-name="Standard">hduser@ubuntu:/usr/local$ cd ~</text:p>
      <text:p text:style-name="Standard">hduser@ubuntu:~$ nano ~/.bashrc</text:p>
      <text:p text:style-name="Standard">hduser@ubuntu:~$ source ~/.bashrc</text:p>
      <text:p text:style-name="Standard">hduser@ubuntu:~$ cd /usr/local/hadoop/sbin</text:p>
      <text:p text:style-name="Standard">hduser@ubuntu:/usr/local/hadoop/sbin$ start-all.sh</text:p>
      <text:p text:style-name="Standard">This script is Deprecated. Instead use start-dfs.sh and start-yarn.sh</text:p>
      <text:p text:style-name="Standard">16/12/19 02:38:58 WARN util.NativeCodeLoader: Unable to load native-hadoop library for your platform... using builtin-java classes where applicable</text:p>
      <text:p text:style-name="Standard">Starting namenodes on [localhost]</text:p>
      <text:p text:style-name="Standard">hduser@localhost's password:</text:p>
      <text:p text:style-name="Standard">localhost: starting namenode, logging to /usr/local/hadoop/logs/hadoop-hduser-namenode-ubuntu.out</text:p>
      <text:p text:style-name="Standard">hduser@localhost's password:</text:p>
      <text:p text:style-name="Standard">localhost: starting datanode, logging to /usr/local/hadoop/logs/hadoop-hduser-datanode-ubuntu.out</text:p>
      <text:p text:style-name="Standard">Starting secondary namenodes [0.0.0.0]</text:p>
      <text:p text:style-name="Standard">The authenticity of host '0.0.0.0 (0.0.0.0)' can't be established.</text:p>
      <text:p text:style-name="Standard">ECDSA key fingerprint is<text:s/>SHA256:kIkHi/e+TZeiUq8deKkf9zKSpAo1otolvBq+r34M+Co.</text:p>
      <text:p text:style-name="Standard">Are you sure you want to continue connecting (yes/no)? yes</text:p>
      <text:p text:style-name="Standard">0.0.0.0: Warning: Permanently added '0.0.0.0' (ECDSA) to the list of known hosts.</text:p>
      <text:p text:style-name="Standard">hduser@0.0.0.0's password:</text:p>
      <text:p text:style-name="Standard">0.0.0.0: starting secondarynamenode, logging to /usr/local/hadoop/logs/hadoop-hduser-secondarynamenode-ubuntu.out</text:p>
      <text:p text:style-name="Standard">16/12/19 02:39:54 WARN util.NativeCodeLoader: Unable to load native-hadoop library for your platform... using builtin-java classes where applicable</text:p>
      <text:p text:style-name="Standard">starting yarn daemons</text:p>
      <text:p text:style-name="Standard">starting resourcemanager, logging to /usr/local/hadoop/logs/yarn-hduser-resourcemanager-ubuntu.out</text:p>
      <text:p text:style-name="Standard">hduser@localhost's password:</text:p>
      <text:p text:style-name="Standard">localhost: starting nodemanager, logging to /usr/local/hadoop/logs/yarn-hduser-nodemanager-ubuntu.out</text:p>
      <text:p text:style-name="Standard">hduser@ubuntu:/usr/local/hadoop/sbin$ jps</text:p>
      <text:p text:style-name="Standard">31250 Jps</text:p>
      <text:p text:style-name="Standard">31177 NodeManager</text:p>
      <text:p text:style-name="Standard">30778 DataNode</text:p>
      <text:p text:style-name="Standard">30923 SecondaryNameNode</text:p>
      <text:p text:style-name="Standard">31068 ResourceManager</text:p>
      <text:p text:style-name="Standard">hduser@ubuntu:/usr/local/hadoop/sbin$ cd ~</text:p>
      <text:p text:style-name="Standard">hduser@ubuntu:~$ pwd</text:p>
      <text:p text:style-name="Standard">/home/hduser</text:p>
      <text:p text:style-name="Standard">hduser@ubuntu:~$ su ubuntu</text:p>
      <text:p text:style-name="Standard">Password:</text:p>
      <text:p text:style-name="Standard">ubuntu@ubuntu:/home/hduser$ cd ~</text:p>
      <text:p text:style-name="Standard">ubuntu@ubuntu:~$ ls</text:p>
      <text:p text:style-name="Standard">Desktop <text:s text:c="3"/>Downloads <text:s text:c="8"/>Music <text:s text:c="4"/>Public <text:s text:c="4"/>Videos</text:p>
      <text:p text:style-name="Standard">Documents <text:s/>examples.desktop <text:s/>Pictures <text:s/>Templates</text:p>
      <text:p text:style-name="Standard">ubuntu@ubuntu:~$ cd /home</text:p>
      <text:p text:style-name="Standard">ubuntu@ubuntu:/home$ ls</text:p>
      <text:p text:style-name="Standard">hduser <text:s/>ubuntu</text:p>
      <text:p text:style-name="Standard">ubuntu@ubuntu:/home$ cd user</text:p>
      <text:p text:style-name="Standard">bash: cd: user: No such file or directory</text:p>
      <text:p text:style-name="Standard">ubuntu@ubuntu:/home$ cd ubuntu</text:p>
      <text:p text:style-name="Standard">ubuntu@ubuntu:~$ su hduser</text:p>
      <text:p text:style-name="Standard">Password:</text:p>
      <text:p text:style-name="Standard">hduser@ubuntu:/home/ubuntu$ cd ~</text:p>
      <text:p text:style-name="Standard">hduser@ubuntu:~$ pwd</text:p>
      <text:p text:style-name="Standard">/home/hduser</text:p>
      <text:p text:style-name="Standard">hduser@ubuntu:~$ mkdir navya</text:p>
      <text:p text:style-name="Standard">hduser@ubuntu:~$ cd navya</text:p>
      <text:p text:style-name="Standard">hduser@ubuntu:~/navya$ cd ..</text:p>
      <text:p text:style-name="Standard">hduser@ubuntu:~$ ls -l</text:p>
      <text:p text:style-name="Standard">total 190704</text:p>
      <text:p text:style-name="Standard">-rw-r--r-- 1 hduser hadoop <text:s text:c="5"/>8980 Dec 16 02:27 examples.desktop</text:p>
      <text:p text:style-name="Standard">-rw-r--r-- 1 hduser hadoop 195257604 Dec 16 02:47 hadoop-2.6.0.tar.gz</text:p>
      <text:p text:style-name="Standard">drwxr-xr-x 2 hduser hadoop <text:s text:c="5"/>4096 Dec 19 02:50 navya</text:p>
      <text:p text:style-name="Standard">hduser@ubuntu:~$ ls -a</text:p>
      <text:p text:style-name="Standard">. <text:s text:c="12"/>.bashrc <text:s text:c="10"/>hadoop-2.6.0.tar.gz <text:s/>.profile</text:p>
      <text:p text:style-name="Standard">.. <text:s text:c="11"/>.cache <text:s text:c="11"/>.nano <text:s text:c="15"/>.ssh</text:p>
      <text:p text:style-name="Standard">.bash_logout <text:s/>examples.desktop <text:s/>navya <text:s text:c="15"/>.sudo_as_admin_successful</text:p>
      <text:p text:style-name="Standard">hduser@ubuntu:~$ ls -l -a</text:p>
      <text:p text:style-name="Standard">total 190740</text:p>
      <text:p text:style-name="Standard">drwxr-xr-x 6 hduser hadoop <text:s text:c="5"/>4096 Dec 19 02:50 .</text:p>
      <text:p text:style-name="Standard">drwxr-xr-x 4 root <text:s text:c="2"/>root <text:s text:c="7"/>4096 Dec 16 02:27 ..</text:p>
      <text:p text:style-name="Standard">-rw-r--r-- 1 hduser hadoop <text:s text:c="6"/>220 Dec 16 02:27 .bash_logout</text:p>
      <text:p text:style-name="Standard">-rw-r--r-- 1 hduser hadoop <text:s text:c="5"/>4220 Dec 19 02:38 .bashrc</text:p>
      <text:p text:style-name="Standard">drwx------ 2 hduser hadoop <text:s text:c="5"/>4096 Dec 16 02:43 .cache</text:p>
      <text:p text:style-name="Standard">-rw-r--r-- 1 hduser hadoop <text:s text:c="4"/><text:s/>8980 Dec 16 02:27 examples.desktop</text:p>
      <text:p text:style-name="Standard">-rw-r--r-- 1 hduser hadoop 195257604 Dec 16 02:47 hadoop-2.6.0.tar.gz</text:p>
      <text:p text:style-name="Standard">drwxr-xr-x 2 hduser hadoop <text:s text:c="5"/>4096 Dec 19 02:35 .nano</text:p>
      <text:p text:style-name="Standard">drwxr-xr-x 2 hduser hadoop <text:s text:c="5"/>4096 Dec 19 02:50 navya</text:p>
      <text:p text:style-name="Standard">-rw-r--r-- 1 hduser hadoop <text:s text:c="6"/>655<text:s/>Dec 16 02:27 .profile</text:p>
      <text:p text:style-name="Standard">drwx------ 2 hduser hadoop <text:s text:c="5"/>4096 Dec 16 02:43 .ssh</text:p>
      <text:p text:style-name="Standard">-rw-r--r-- 1 hduser hadoop <text:s text:c="8"/>0 Dec 16 04:28 .sudo_as_admin_successful</text:p>
      <text:p text:style-name="Standard">hduser@ubuntu:~$ ls -al</text:p>
      <text:p text:style-name="Standard">total 190740</text:p>
      <text:p text:style-name="Standard">drwxr-xr-x 6 hduser hadoop <text:s text:c="5"/>4096 Dec 19 02:50 .</text:p>
      <text:p text:style-name="Standard">drwxr-xr-x 4 root <text:s text:c="2"/>root <text:s text:c="7"/>4096 Dec 16 02:27 ..</text:p>
      <text:p text:style-name="Standard">-rw-r--r-- 1 hduser hadoop <text:s text:c="6"/>220 Dec 16 02:27 .bash_logout</text:p>
      <text:p text:style-name="Standard">-rw-r--r-- 1 hduser hadoop <text:s text:c="5"/>4220 Dec 19 02:38 .bashrc</text:p>
      <text:p text:style-name="Standard">drwx------ 2 hduser hadoop <text:s text:c="5"/>4096 Dec 16 02:43 .cache</text:p>
      <text:p text:style-name="Standard">-rw-r--r-- 1 hduser hadoop <text:s text:c="5"/>8980 Dec 16 02:27 examples.desktop</text:p>
      <text:p text:style-name="Standard">-rw-r--r-- 1 hduser hadoop 195257604 Dec 16 02:47 hadoop-2.6.0.tar.gz</text:p>
      <text:p text:style-name="Standard">drwxr-xr-x 2 hduser hadoop <text:s text:c="5"/>4096 Dec 19 02:35 .nano</text:p>
      <text:p text:style-name="Standard">drwxr-xr-x 2 hduser hadoop <text:s text:c="5"/>4096 Dec 19 02:50 navya</text:p>
      <text:p text:style-name="Standard">-rw-r--r-- 1 hduser hadoop <text:s text:c="6"/>655 Dec 16 02:27 .profile</text:p>
      <text:p text:style-name="Standard">drwx------ 2 hduser hadoop <text:s text:c="5"/>4096 Dec 16 02:43 .ssh</text:p>
      <text:p text:style-name="Standard">-rw-r--r-- 1 hduser hadoop <text:s text:c="8"/>0 Dec 16 04:28 .sudo_as_admin_successful</text:p>
      <text:p text:style-name="Standard">hduser@ubuntu:~$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Navya Sree Kanakala</meta:initial-creator>
    <dc:creator>USER</dc:creator>
    <meta:creation-date>2016-12-19T03:09:00Z</meta:creation-date>
    <dc:date>2016-12-21T06:15:00Z</dc:date>
    <meta:template xlink:href="Normal" xlink:type="simple"/>
    <meta:editing-cycles>2</meta:editing-cycles>
    <meta:editing-duration>PT60S</meta:editing-duration>
    <meta:document-statistic meta:page-count="1" meta:paragraph-count="60" meta:word-count="4518" meta:character-count="30214" meta:row-count="214" meta:non-whitespace-character-count="25756"/>
  </office:meta>
</office:document-meta>
</file>